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533d" officeooo:paragraph-rsid="000a533d"/>
    </style:style>
    <style:style style:name="P2" style:family="paragraph" style:parent-style-name="Standard">
      <style:text-properties officeooo:paragraph-rsid="000a533d"/>
    </style:style>
    <style:style style:name="P3" style:family="paragraph" style:parent-style-name="Standard">
      <style:text-properties officeooo:rsid="000ba79b" officeooo:paragraph-rsid="000a533d"/>
    </style:style>
    <style:style style:name="P4" style:family="paragraph" style:parent-style-name="Standard">
      <style:text-properties officeooo:rsid="000ba79b" officeooo:paragraph-rsid="000ba79b"/>
    </style:style>
    <style:style style:name="P5" style:family="paragraph" style:parent-style-name="Standard">
      <style:text-properties officeooo:rsid="000fe72d" officeooo:paragraph-rsid="000fe72d"/>
    </style:style>
    <style:style style:name="T1" style:family="text">
      <style:text-properties officeooo:rsid="000a533d"/>
    </style:style>
    <style:style style:name="T2" style:family="text">
      <style:text-properties fo:font-style="italic" style:font-style-asian="italic" style:font-style-complex="italic"/>
    </style:style>
    <style:style style:name="T3" style:family="text">
      <style:text-properties fo:font-style="italic" officeooo:rsid="000a533d" style:font-style-asian="italic" style:font-style-complex="italic"/>
    </style:style>
    <style:style style:name="T4" style:family="text">
      <style:text-properties fo:font-style="italic" officeooo:rsid="000e1563" style:font-style-asian="italic" style:font-style-complex="italic"/>
    </style:style>
    <style:style style:name="T5" style:family="text">
      <style:text-properties officeooo:rsid="000ba79b"/>
    </style:style>
    <style:style style:name="T6" style:family="text">
      <style:text-properties officeooo:rsid="000e1563"/>
    </style:style>
    <style:style style:name="T7" style:family="text">
      <style:text-properties officeooo:rsid="000fe7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 Schlauch</text:p>
      <text:p text:style-name="P1">Harvard T.H. Chan School of Public Health</text:p>
      <text:p text:style-name="P1">677 Huntington Ave</text:p>
      <text:p text:style-name="P1">Boston, MA 02115</text:p>
      <text:p text:style-name="P1">(617) 838-3904</text:p>
      <text:p text:style-name="P1">dschlauch@fas.harvard.edu</text:p>
      <text:p text:style-name="P1"/>
      <text:p text:style-name="P1">Editor</text:p>
      <text:p text:style-name="P1">Nature Genetics</text:p>
      <text:p text:style-name="P1"/>
      <text:p text:style-name="P1">August 19, 2016</text:p>
      <text:p text:style-name="P1"/>
      <text:p text:style-name="P1">Dear Editor,</text:p>
      <text:p text:style-name="P1"/>
      <text:p text:style-name="P2"><text:span text:style-name="T1">We are pleased to submit our manuscript entitled “</text:span><text:bookmark text:name="magicparlabel-1326"/><text:span text:style-name="T1">On </text:span>the detection of genetic heterogeneity in whole-genome sequencing studies: A statistical test for the identification of “genetic outliers” due to population sub-structure or cryptic relationships” <text:span text:style-name="T1">by Dan Schlauch, Heide Fier, and Christoph Lange for consideration for publication in </text:span><text:span text:style-name="T3">Nature Genetics</text:span><text:span text:style-name="T1">.</text:span></text:p>
      <text:p text:style-name="P1"/>
      <text:p text:style-name="P1">In this manuscript we present a formal statistical measure of similarity in the context of genetic studies which has far reaching utility. We demonstrate <text:span text:style-name="T5">that</text:span> our approach can be used to detect such features as population structure and cryptic relatedness in a statistically rigorous manner. <text:span text:style-name="T5">Furthermore, our work exploits the increased relative value of low MAF variants to provide more sensitive measurement of fine-scale population structure compared to standard methods such as PCA (EIGENSTRAT). <text:s/>These claims are tested using data from all 26 populations in the 1000 Genomes Project, which revealed previously undocumented differing levels of genetic homogeneity and cryptic relatedness across the groups.</text:span></text:p>
      <text:p text:style-name="P1"/>
      <text:p text:style-name="P4">Our method is made available in an R package and can be easily implemented. We hope it will be used as a standard quality control step in any into existing and future pipelines analyzing genome data.</text:p>
      <text:p text:style-name="P4"/>
      <text:p text:style-name="P4"><text:span text:style-name="T7">B</text:span>ecause of the wide <text:span text:style-name="T6">applicability of our method, it will be of great interest to the readers of </text:span><text:span text:style-name="T4">Nature Genetics</text:span><text:span text:style-name="T6">. <text:s/>Researchers doing any kind of genetic study will be able to use our work to formally test their data or subsets of their for assumptions of homogeneity and absence of cryptic relatedness. <text:s/></text:span></text:p>
      <text:p text:style-name="P4"/>
      <text:p text:style-name="P5">This work is not published or submitted for publication at any other journal and we do not declare any conflicts of interest. <text:s/>If you determine our manuscript to be appropriate for Nature Genetics, we propose the following reviewers:</text:p>
      <text:p text:style-name="P5">1.)</text:p>
      <text:p text:style-name="P5">2.)</text:p>
      <text:p text:style-name="P5">3.)</text:p>
      <text:p text:style-name="P5"/>
      <text:p text:style-name="P5">Thank you for your consideration,</text:p>
      <text:p text:style-name="P5"/>
      <text:p text:style-name="P5"/>
      <text:p text:style-name="P5">Dan Schlauch</text:p>
      <text:p text:style-name="P5">Department of Biostatistics,</text:p>
      <text:p text:style-name="P5">Harvard T.H. Chan School of Public Health</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9T11:22:48.520690810</meta:creation-date>
    <meta:generator>LibreOffice/4.2.8.2$Linux_X86_64 LibreOffice_project/420m0$Build-2</meta:generator>
    <dc:date>2016-08-19T12:44:52.801086875</dc:date>
    <meta:editing-duration>PT42M45S</meta:editing-duration>
    <meta:editing-cycles>3</meta:editing-cycles>
    <meta:document-statistic meta:table-count="0" meta:image-count="0" meta:object-count="0" meta:page-count="1" meta:paragraph-count="22" meta:word-count="325" meta:character-count="2094" meta:non-whitespace-character-count="1786"/>
  </office:meta>
</office:document-meta>
</file>